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7030a0" style:font-name="Bitter" fo:font-size="18pt" fo:font-weight="bold" style:font-name-asian="Bitter" style:font-size-asian="18pt" style:font-weight-asian="bold" style:font-name-complex="Bitter" style:font-size-complex="18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ce5" style:family="table-cell" style:parent-style-name="Default" style:data-style-name="N123"/>
    <style:style style:name="ce6" style:family="table-cell" style:parent-style-name="Default" style:data-style-name="N122">
      <style:text-properties style:font-name="Calibri" style:font-name-asian="Calibri" style:font-name-complex="Calibri"/>
    </style:style>
    <style:style style:name="ce7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Work Time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2" calcext:value-type="date">
            <text:p>1/22/2018</text:p>
          </table:table-cell>
          <table:table-cell table:style-name="ce4" office:value-type="time" office:time-value="PT18H25M00S" calcext:value-type="time">
            <text:p>6:25 PM</text:p>
          </table:table-cell>
          <table:table-cell table:style-name="ce4" office:value-type="time" office:time-value="PT22H25M00S" calcext:value-type="time">
            <text:p>10:25 PM</text:p>
          </table:table-cell>
          <table:table-cell table:style-name="ce7" table:formula="of:=ABS([.C3]-[.B3])" office:value-type="time" office:time-value="PT04H00M00S" calcext:value-type="time">
            <text:p>04:00:00 A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3" office:value-type="date" office:date-value="2018-01-23" calcext:value-type="date">
            <text:p>1/23/2018</text:p>
          </table:table-cell>
          <table:table-cell table:style-name="ce4" office:value-type="time" office:time-value="PT20H05M00S" calcext:value-type="time">
            <text:p>8:05 PM</text:p>
          </table:table-cell>
          <table:table-cell table:style-name="ce4" office:value-type="time" office:time-value="PT22H30M00S" calcext:value-type="time">
            <text:p>10:30 PM</text:p>
          </table:table-cell>
          <table:table-cell table:style-name="ce7" table:formula="of:=ABS([.C4]-[.B4])" office:value-type="time" office:time-value="PT02H25M00S" calcext:value-type="time">
            <text:p>02:2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4" calcext:value-type="date">
            <text:p>1/24/2018</text:p>
          </table:table-cell>
          <table:table-cell table:style-name="ce4" office:value-type="time" office:time-value="PT17H15M00S" calcext:value-type="time">
            <text:p>5:15 PM</text:p>
          </table:table-cell>
          <table:table-cell table:style-name="ce4" office:value-type="time" office:time-value="PT18H00M00S" calcext:value-type="time">
            <text:p>6:00 PM</text:p>
          </table:table-cell>
          <table:table-cell table:style-name="ce7" table:formula="of:=ABS([.C5]-[.B5])" office:value-type="time" office:time-value="PT00H45M00S" calcext:value-type="time">
            <text:p>12:4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4" calcext:value-type="date">
            <text:p>1/24/2018</text:p>
          </table:table-cell>
          <table:table-cell table:style-name="ce4" office:value-type="time" office:time-value="PT18H50M00S" calcext:value-type="time">
            <text:p>6:50 PM</text:p>
          </table:table-cell>
          <table:table-cell table:style-name="ce4" office:value-type="time" office:time-value="PT22H45M00S" calcext:value-type="time">
            <text:p>10:45 PM</text:p>
          </table:table-cell>
          <table:table-cell table:style-name="ce7" table:formula="of:=ABS([.C6]-[.B6])" office:value-type="time" office:time-value="PT03H55M00S" calcext:value-type="time">
            <text:p>03:5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5" calcext:value-type="date">
            <text:p>1/25/2018</text:p>
          </table:table-cell>
          <table:table-cell table:style-name="ce4" office:value-type="time" office:time-value="PT19H40M00S" calcext:value-type="time">
            <text:p>7:40 PM</text:p>
          </table:table-cell>
          <table:table-cell table:style-name="ce4" office:value-type="time" office:time-value="PT21H40M00S" calcext:value-type="time">
            <text:p>9:40 PM</text:p>
          </table:table-cell>
          <table:table-cell table:style-name="ce7" table:formula="of:=ABS([.C7]-[.B7])" office:value-type="time" office:time-value="PT02H00M00S" calcext:value-type="time">
            <text:p>02:0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28" calcext:value-type="date">
            <text:p>1/28/2018</text:p>
          </table:table-cell>
          <table:table-cell table:style-name="ce4" office:value-type="time" office:time-value="PT15H45M00S" calcext:value-type="time">
            <text:p>3:45 PM</text:p>
          </table:table-cell>
          <table:table-cell table:style-name="ce4" office:value-type="time" office:time-value="PT18H00M00S" calcext:value-type="time">
            <text:p>6:00 PM</text:p>
          </table:table-cell>
          <table:table-cell table:style-name="ce7" table:formula="of:=ABS([.C8]-[.B8])" office:value-type="time" office:time-value="PT02H15M00S" calcext:value-type="time">
            <text:p>02:1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30" calcext:value-type="date">
            <text:p>1/30/2018</text:p>
          </table:table-cell>
          <table:table-cell table:style-name="ce5" office:value-type="time" office:time-value="PT19H55M00S" calcext:value-type="time">
            <text:p>19:55</text:p>
          </table:table-cell>
          <table:table-cell table:style-name="ce5" office:value-type="time" office:time-value="PT21H15M00S" calcext:value-type="time">
            <text:p>21:15</text:p>
          </table:table-cell>
          <table:table-cell table:style-name="ce7" table:formula="of:=ABS([.C9]-[.B9])" office:value-type="time" office:time-value="PT01H20M00S" calcext:value-type="time">
            <text:p>01:2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1-31" calcext:value-type="date">
            <text:p>1/31/2018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5" office:value-type="time" office:time-value="PT21H05M00S" calcext:value-type="time">
            <text:p>21:05</text:p>
          </table:table-cell>
          <table:table-cell table:style-name="ce7" table:formula="of:=ABS([.C10]-[.B10])" office:value-type="time" office:time-value="PT01H35M00S" calcext:value-type="time">
            <text:p>01:3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08" calcext:value-type="date">
            <text:p>2/8/2018</text:p>
          </table:table-cell>
          <table:table-cell table:style-name="ce4" office:value-type="time" office:time-value="PT20H25M00S" calcext:value-type="time">
            <text:p>8:25 PM</text:p>
          </table:table-cell>
          <table:table-cell table:style-name="ce4" office:value-type="time" office:time-value="PT23H05M00S" calcext:value-type="time">
            <text:p>11:05 PM</text:p>
          </table:table-cell>
          <table:table-cell table:style-name="ce7" table:formula="of:=ABS([.C11]-[.B11])" office:value-type="time" office:time-value="PT02H40M00S" calcext:value-type="time">
            <text:p>02:4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09" calcext:value-type="date">
            <text:p>2/9/2018</text:p>
          </table:table-cell>
          <table:table-cell table:style-name="ce4" office:value-type="time" office:time-value="PT17H00M00S" calcext:value-type="time">
            <text:p>5:00 PM</text:p>
          </table:table-cell>
          <table:table-cell table:style-name="ce4" office:value-type="time" office:time-value="PT17H30M00S" calcext:value-type="time">
            <text:p>5:30 PM</text:p>
          </table:table-cell>
          <table:table-cell table:style-name="ce7" table:formula="of:=ABS([.C12]-[.B12])" office:value-type="time" office:time-value="PT00H30M00S" calcext:value-type="time">
            <text:p>12:3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10" calcext:value-type="date">
            <text:p>2/10/2018</text:p>
          </table:table-cell>
          <table:table-cell table:style-name="ce4" office:value-type="time" office:time-value="PT14H45M00S" calcext:value-type="time">
            <text:p>2:45 PM</text:p>
          </table:table-cell>
          <table:table-cell table:style-name="ce4" office:value-type="time" office:time-value="PT18H00M00S" calcext:value-type="time">
            <text:p>6:00 PM</text:p>
          </table:table-cell>
          <table:table-cell table:style-name="ce7" table:formula="of:=ABS([.C13]-[.B13])" office:value-type="time" office:time-value="PT03H15M00S" calcext:value-type="time">
            <text:p>03:1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11" calcext:value-type="date">
            <text:p>2/11/2018</text:p>
          </table:table-cell>
          <table:table-cell table:style-name="ce4" office:value-type="time" office:time-value="PT00H35M00S" calcext:value-type="time">
            <text:p>12:35 AM</text:p>
          </table:table-cell>
          <table:table-cell table:style-name="ce4" office:value-type="time" office:time-value="PT01H55M00S" calcext:value-type="time">
            <text:p>1:55 AM</text:p>
          </table:table-cell>
          <table:table-cell table:style-name="ce7" table:formula="of:=ABS([.C14]-[.B14])" office:value-type="time" office:time-value="PT01H20M00S" calcext:value-type="time">
            <text:p>01:2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12" calcext:value-type="date">
            <text:p>2/12/2018</text:p>
          </table:table-cell>
          <table:table-cell table:style-name="ce4" office:value-type="time" office:time-value="PT16H00M00S" calcext:value-type="time">
            <text:p>4:00 PM</text:p>
          </table:table-cell>
          <table:table-cell table:style-name="ce4" office:value-type="time" office:time-value="PT16H50M00S" calcext:value-type="time">
            <text:p>4:50 PM</text:p>
          </table:table-cell>
          <table:table-cell table:style-name="ce7" table:formula="of:=ABS([.C15]-[.B15])" office:value-type="time" office:time-value="PT00H50M00S" calcext:value-type="time">
            <text:p>12:5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7" calcext:value-type="date">
            <text:p>2/27/2018</text:p>
          </table:table-cell>
          <table:table-cell table:style-name="ce4" office:value-type="time" office:time-value="PT17H00M00S" calcext:value-type="time">
            <text:p>5:00 PM</text:p>
          </table:table-cell>
          <table:table-cell table:style-name="ce4" office:value-type="time" office:time-value="PT17H15M00S" calcext:value-type="time">
            <text:p>5:15 PM</text:p>
          </table:table-cell>
          <table:table-cell table:style-name="ce7" table:formula="of:=ABS([.C16]-[.B16])" office:value-type="time" office:time-value="PT00H15M00S" calcext:value-type="time">
            <text:p>12:1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7" calcext:value-type="date">
            <text:p>2/27/2018</text:p>
          </table:table-cell>
          <table:table-cell table:style-name="ce4" office:value-type="time" office:time-value="PT18H15M00S" calcext:value-type="time">
            <text:p>6:15 PM</text:p>
          </table:table-cell>
          <table:table-cell table:style-name="ce4" office:value-type="time" office:time-value="PT20H35M00S" calcext:value-type="time">
            <text:p>8:35 PM</text:p>
          </table:table-cell>
          <table:table-cell table:style-name="ce7" table:formula="of:=ABS([.C17]-[.B17])" office:value-type="time" office:time-value="PT02H20M00S" calcext:value-type="time">
            <text:p>02:2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8" calcext:value-type="date">
            <text:p>2/28/2018</text:p>
          </table:table-cell>
          <table:table-cell table:style-name="ce4" office:value-type="time" office:time-value="PT17H35M00S" calcext:value-type="time">
            <text:p>5:35 PM</text:p>
          </table:table-cell>
          <table:table-cell table:style-name="ce4" office:value-type="time" office:time-value="PT18H10M00S" calcext:value-type="time">
            <text:p>6:10 PM</text:p>
          </table:table-cell>
          <table:table-cell table:style-name="ce7" table:formula="of:=ABS([.C18]-[.B18])" office:value-type="time" office:time-value="PT00H35M00S" calcext:value-type="time">
            <text:p>12:3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2-28" calcext:value-type="date">
            <text:p>2/28/2018</text:p>
          </table:table-cell>
          <table:table-cell table:style-name="ce4" office:value-type="time" office:time-value="PT19H20M00S" calcext:value-type="time">
            <text:p>7:20 PM</text:p>
          </table:table-cell>
          <table:table-cell table:style-name="ce4" office:value-type="time" office:time-value="PT21H50M00S" calcext:value-type="time">
            <text:p>9:50 PM</text:p>
          </table:table-cell>
          <table:table-cell table:style-name="ce7" table:formula="of:=ABS([.C19]-[.B19])" office:value-type="time" office:time-value="PT02H30M00S" calcext:value-type="time">
            <text:p>02:3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1" calcext:value-type="date">
            <text:p>3/1/2018</text:p>
          </table:table-cell>
          <table:table-cell table:style-name="ce4" office:value-type="time" office:time-value="PT17H20M00S" calcext:value-type="time">
            <text:p>5:20 PM</text:p>
          </table:table-cell>
          <table:table-cell table:style-name="ce4" office:value-type="time" office:time-value="PT17H50M00S" calcext:value-type="time">
            <text:p>5:50 PM</text:p>
          </table:table-cell>
          <table:table-cell table:style-name="ce7" table:formula="of:=ABS([.C20]-[.B20])" office:value-type="time" office:time-value="PT00H30M00S" calcext:value-type="time">
            <text:p>12:3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1" calcext:value-type="date">
            <text:p>3/1/2018</text:p>
          </table:table-cell>
          <table:table-cell table:style-name="ce4" office:value-type="time" office:time-value="PT21H00M00S" calcext:value-type="time">
            <text:p>9:00 PM</text:p>
          </table:table-cell>
          <table:table-cell table:style-name="ce4" office:value-type="time" office:time-value="PT23H00M00S" calcext:value-type="time">
            <text:p>11:00 PM</text:p>
          </table:table-cell>
          <table:table-cell table:style-name="ce7" table:formula="of:=ABS([.C21]-[.B21])" office:value-type="time" office:time-value="PT02H00M00S" calcext:value-type="time">
            <text:p>02:0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3" calcext:value-type="date">
            <text:p>3/3/2018</text:p>
          </table:table-cell>
          <table:table-cell table:style-name="ce4" office:value-type="time" office:time-value="PT19H30M00S" calcext:value-type="time">
            <text:p>7:30 PM</text:p>
          </table:table-cell>
          <table:table-cell table:style-name="ce4" office:value-type="time" office:time-value="PT21H15M00S" calcext:value-type="time">
            <text:p>9:15 PM</text:p>
          </table:table-cell>
          <table:table-cell table:style-name="ce7" table:formula="of:=ABS([.C22]-[.B22])" office:value-type="time" office:time-value="PT01H45M00S" calcext:value-type="time">
            <text:p>01:4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5" calcext:value-type="date">
            <text:p>3/5/2018</text:p>
          </table:table-cell>
          <table:table-cell table:style-name="ce6" office:value-type="time" office:time-value="PT15H40M00S" calcext:value-type="time">
            <text:p>3:40 PM</text:p>
          </table:table-cell>
          <table:table-cell table:style-name="ce6" office:value-type="time" office:time-value="PT17H20M00S" calcext:value-type="time">
            <text:p>5:20 PM</text:p>
          </table:table-cell>
          <table:table-cell table:style-name="ce7" table:formula="of:=ABS([.C23]-[.B23])" office:value-type="time" office:time-value="PT01H40M00S" calcext:value-type="time">
            <text:p>01:4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6" calcext:value-type="date">
            <text:p>3/6/2018</text:p>
          </table:table-cell>
          <table:table-cell table:style-name="ce6" office:value-type="time" office:time-value="PT18H00M00S" calcext:value-type="time">
            <text:p>6:00 PM</text:p>
          </table:table-cell>
          <table:table-cell table:style-name="ce6" office:value-type="time" office:time-value="PT18H10M00S" calcext:value-type="time">
            <text:p>6:10 PM</text:p>
          </table:table-cell>
          <table:table-cell table:style-name="ce7" table:formula="of:=ABS([.C24]-[.B24])" office:value-type="time" office:time-value="PT00H10M00S" calcext:value-type="time">
            <text:p>12:10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3-06" calcext:value-type="date">
            <text:p>3/6/2018</text:p>
          </table:table-cell>
          <table:table-cell table:style-name="ce6" office:value-type="time" office:time-value="PT18H40M00S" calcext:value-type="time">
            <text:p>6:40 PM</text:p>
          </table:table-cell>
          <table:table-cell table:style-name="ce6" office:value-type="time" office:time-value="PT20H05M00S" calcext:value-type="time">
            <text:p>8:05 PM</text:p>
          </table:table-cell>
          <table:table-cell table:style-name="ce7" table:formula="of:=ABS([.C25]-[.B25])" office:value-type="time" office:time-value="PT01H25M00S" calcext:value-type="time">
            <text:p>01:25:00 AM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8-05-21" calcext:value-type="date">
            <text:p>5/21/2018</text:p>
          </table:table-cell>
          <table:table-cell table:style-name="ce6" office:value-type="time" office:time-value="PT18H30M00S" calcext:value-type="time">
            <text:p>6:30 PM</text:p>
          </table:table-cell>
          <table:table-cell table:style-name="ce6" office:value-type="time" office:time-value="PT19H00M00S" calcext:value-type="time">
            <text:p>7:00 PM</text:p>
          </table:table-cell>
          <table:table-cell table:style-name="ce7" table:formula="of:=ABS([.C26]-[.B26])" office:value-type="time" office:time-value="PT00H30M00S" calcext:value-type="time">
            <text:p>12:3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27]-[.B2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28]-[.B2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29]-[.B29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0]-[.B30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1]-[.B31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2]-[.B32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3]-[.B33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4]-[.B3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5]-[.B3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6]-[.B3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7]-[.B3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8]-[.B3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39]-[.B39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0]-[.B40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1]-[.B41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2]-[.B42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3]-[.B43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4]-[.B4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5]-[.B4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6]-[.B4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7]-[.B4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8]-[.B4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49]-[.B49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0]-[.B50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1]-[.B51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2]-[.B52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3]-[.B53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4]-[.B54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5]-[.B55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6]-[.B56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7]-[.B57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table:number-columns-repeated="2"/>
          <table:table-cell table:style-name="ce7" table:formula="of:=ABS([.C58]-[.B58])" office:value-type="time" office:time-value="PT00H00M00S" calcext:value-type="time">
            <text:p>12:00:00 A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Sheet1.$D$3:.$D$58])*24" office:value-type="float" office:value="40.5" calcext:value-type="float">
            <text:p>40.5</text:p>
          </table:table-cell>
          <table:table-cell table:number-columns-repeated="102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9:01:58.903538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9-16T00:00:00Z</meta:creation-date>
    <dc:date>2018-05-21T19:02:25.598857267</dc:date>
    <meta:editing-cycles>71</meta:editing-cycles>
    <meta:editing-duration>PT10H47M32S</meta:editing-duration>
    <meta:document-statistic meta:table-count="1" meta:cell-count="1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